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11f265" officeooo:paragraph-rsid="0011f265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125552" officeooo:paragraph-rsid="00125552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14f29a" officeooo:paragraph-rsid="0014f29a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162e7b" officeooo:paragraph-rsid="00162e7b" style:font-size-asian="10pt" style:font-weight-asian="normal" style:font-size-complex="10pt" style:font-weight-complex="normal"/>
    </style:style>
    <style:style style:name="T1" style:family="text">
      <style:text-properties officeooo:rsid="00984e38"/>
    </style:style>
    <style:style style:name="T2" style:family="text">
      <style:text-properties officeooo:rsid="009a2b95"/>
    </style:style>
    <style:style style:name="T3" style:family="text">
      <style:text-properties officeooo:rsid="0014f29a"/>
    </style:style>
    <style:style style:name="T4" style:family="text">
      <style:text-properties officeooo:rsid="0014f6c7"/>
    </style:style>
    <style:style style:name="T5" style:family="text">
      <style:text-properties officeooo:rsid="00162e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2218761217" text:style-name="L1">
        <text:list-item>
          <text:p text:style-name="P2">Table of Contents</text:p>
        </text:list-item>
        <text:list-item>
          <text:p text:style-name="P3">DMA system description</text:p>
          <text:list>
            <text:list-item>
              <text:p text:style-name="P4">unless a secondary master requires a command to initiate a bus request, it must include logic to wait for other transfers to finish before requesting</text:p>
            </text:list-item>
            <text:list-item>
              <text:p text:style-name="P4">must also tristate if the busack signal is deasserted.</text:p>
            </text:list-item>
          </text:list>
        </text:list-item>
        <text:list-item>
          <text:p text:style-name="P5">Table of signal directions for both masters and slaves</text:p>
        </text:list-item>
        <text:list-item>
          <text:p text:style-name="P6">Timing diagrams for most/all signals</text:p>
          <text:list>
            <text:list-item>
              <text:p text:style-name="P7">Read Operation</text:p>
            </text:list-item>
            <text:list-item>
              <text:p text:style-name="P7">Write Operation</text:p>
            </text:list-item>
            <text:list-item>
              <text:p text:style-name="P7">Card Select</text:p>
            </text:list-item>
            <text:list-item>
              <text:p text:style-name="P7">Memory Inhibit</text:p>
            </text:list-item>
          </text:list>
        </text:list-item>
        <text:list-item>
          <text:p text:style-name="P8">Define <text:span text:style-name="T4">I/O space</text:span></text:p>
          <text:list>
            <text:list-item>
              <text:p text:style-name="P7">256 bytes per card</text:p>
            </text:list-item>
            <text:list-item>
              <text:p text:style-name="P9">Specific <text:span text:style-name="T3">i</text:span>mplementation required or recommended?</text:p>
              <text:list>
                <text:list-item>
                  <text:p text:style-name="P9">Probably should be required</text:p>
                </text:list-item>
                <text:list-item>
                  <text:p text:style-name="P9">Could cause serious software incompatibility between backplanes if not required</text:p>
                </text:list-item>
              </text:list>
            </text:list-item>
            <text:list-item>
              <text:p text:style-name="P9">Backplane onboard peripheral addresses – should be assigned a slot <text:span text:style-name="T5">number - Next above the top slot.</text:span></text:p>
            </text:list-item>
          </text:list>
        </text:list-item>
        <text:list-item>
          <text:p text:style-name="P8">Discuss address space layouts</text:p>
          <text:list>
            <text:list-item>
              <text:p text:style-name="P10">Acknowledge the fact that different architectures have different layouts</text:p>
            </text:list-item>
            <text:list-item>
              <text:p text:style-name="P11">Primary master defines memory map and must document it.</text:p>
            </text:list-item>
            <text:list-item>
              <text:p text:style-name="P10">RAM, ROM, I/O</text:p>
            </text:list-item>
            <text:list-item>
              <text:p text:style-name="P10">Extended memory <text:span text:style-name="T2">overridden by cards</text:span></text:p>
              <text:list>
                <text:list-item>
                  <text:p text:style-name="P11">Recommend to use an address comparator to be able to adjust for differnt architectures</text:p>
                </text:list-item>
              </text:list>
            </text:list-item>
          </text:list>
        </text:list-item>
        <text:list-item>
          <text:p text:style-name="P7">Card-specific signals and implementations</text:p>
          <text:list>
            <text:list-item>
              <text:p text:style-name="P9">CSX</text:p>
            </text:list-item>
            <text:list-item>
              <text:p text:style-name="P9">IRQX</text:p>
            </text:list-item>
            <text:list-item>
              <text:p text:style-name="P9">IRQ0-7</text:p>
            </text:list-item>
          </text:list>
        </text:list-item>
        <text:list-item>
          <text:p text:style-name="P10">Primary master implementation</text:p>
          <text:list>
            <text:list-item>
              <text:p text:style-name="P10">Address lines</text:p>
              <text:list>
                <text:list-item>
                  <text:p text:style-name="P10">Required to drive all 20 address lines</text:p>
                </text:list-item>
              </text:list>
            </text:list-item>
            <text:list-item>
              <text:p text:style-name="P10">Interrupt implementation</text:p>
            </text:list-item>
          </text:list>
        </text:list-item>
        <text:list-item>
          <text:p text:style-name="P10">Interrupts</text:p>
          <text:list>
            <text:list-item>
              <text:p text:style-name="P10">Differences between signals</text:p>
              <text:list>
                <text:list-item>
                  <text:p text:style-name="P10">Interrupt means it will interrupt the CPU directly</text:p>
                </text:list-item>
                <text:list-item>
                  <text:p text:style-name="P10">Interrupt Request means it will request an interrupt from the handler circuit and get one <text:span text:style-name="T1">if/</text:span>when appropriate.</text:p>
                </text:list-item>
                <text:list-item>
                  <text:p text:style-name="P12">Unvectored interrupt used by backplane (should have its own interrupt register/priority encoder for irqs above slot 7.</text:p>
                </text:list-item>
              </text:list>
            </text:list-item>
          </text:list>
        </text:list-item>
        <text:list-item>
          <text:p text:style-name="P13">Electrical Specific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19-03-06T23:38:37.904905114</dc:date>
    <meta:editing-duration>PT1H8M3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255" meta:character-count="1545" meta:non-whitespace-character-count="1362"/>
  </office:meta>
</office:document-meta>
</file>